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42.47mm"/>
    </style:style>
    <style:style style:name="co3" style:family="table-column">
      <style:table-column-properties fo:break-before="auto" style:column-width="47.38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.6790261728306" calcext:value-type="float">
            <text:p>10,6790261728306</text:p>
          </table:table-cell>
          <table:table-cell office:value-type="float" office:value="9.39965956830353" calcext:value-type="float">
            <text:p>9,39965956830353</text:p>
          </table:table-cell>
          <table:table-cell office:value-type="float" office:value="6.64593108601045" calcext:value-type="float">
            <text:p>6,64593108601045</text:p>
          </table:table-cell>
          <table:table-cell office:value-type="float" office:value="1000" calcext:value-type="float">
            <text:p>1000</text:p>
          </table:table-cell>
          <table:table-cell office:value-type="float" office:value="11.1832283353243" calcext:value-type="float">
            <text:p>11,1832283353243</text:p>
          </table:table-cell>
          <table:table-cell office:value-type="float" office:value="10.3239575744963" calcext:value-type="float">
            <text:p>10,3239575744963</text:p>
          </table:table-cell>
          <table:table-cell office:value-type="float" office:value="7.01106240166211" calcext:value-type="float">
            <text:p>7,01106240166211</text:p>
          </table:table-cell>
          <table:table-cell office:value-type="float" office:value="1000" calcext:value-type="float">
            <text:p>1000</text:p>
          </table:table-cell>
          <table:table-cell office:value-type="float" office:value="0.0412310562561767" calcext:value-type="float">
            <text:p>0,041231056256177</text:p>
          </table:table-cell>
          <table:table-cell office:value-type="float" office:value="0" calcext:value-type="float">
            <text:p>0</text:p>
          </table:table-cell>
          <table:table-cell office:value-type="float" office:value="0.0979999999999999" calcext:value-type="float">
            <text:p>0,09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.77547952787995" calcext:value-type="float">
            <text:p>9,77547952787995</text:p>
          </table:table-cell>
          <table:table-cell office:value-type="float" office:value="9.78588779825316" calcext:value-type="float">
            <text:p>9,78588779825316</text:p>
          </table:table-cell>
          <table:table-cell office:value-type="float" office:value="11.0959452053442" calcext:value-type="float">
            <text:p>11,0959452053442</text:p>
          </table:table-cell>
          <table:table-cell office:value-type="float" office:value="2000" calcext:value-type="float">
            <text:p>2000</text:p>
          </table:table-cell>
          <table:table-cell office:value-type="float" office:value="9.99157965488942" calcext:value-type="float">
            <text:p>9,99157965488942</text:p>
          </table:table-cell>
          <table:table-cell office:value-type="float" office:value="8.07394054969443" calcext:value-type="float">
            <text:p>8,07394054969443</text:p>
          </table:table-cell>
          <table:table-cell office:value-type="float" office:value="5.22174721716783" calcext:value-type="float">
            <text:p>5,22174721716783</text:p>
          </table:table-cell>
          <table:table-cell office:value-type="float" office:value="2000" calcext:value-type="float">
            <text:p>2000</text:p>
          </table:table-cell>
          <table:table-cell office:value-type="float" office:value="0.0589576118919347" calcext:value-type="float">
            <text:p>0,058957611891935</text:p>
          </table:table-cell>
          <table:table-cell office:value-type="float" office:value="0" calcext:value-type="float">
            <text:p>0</text:p>
          </table:table-cell>
          <table:table-cell office:value-type="float" office:value="0.0493558507170123" calcext:value-type="float">
            <text:p>0,04935585071701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6.08223643078761" calcext:value-type="float">
            <text:p>6,08223643078761</text:p>
          </table:table-cell>
          <table:table-cell office:value-type="float" office:value="8.10471467727273" calcext:value-type="float">
            <text:p>8,10471467727273</text:p>
          </table:table-cell>
          <table:table-cell office:value-type="float" office:value="2.10798481967969" calcext:value-type="float">
            <text:p>2,10798481967969</text:p>
          </table:table-cell>
          <table:table-cell office:value-type="float" office:value="4000" calcext:value-type="float">
            <text:p>4000</text:p>
          </table:table-cell>
          <table:table-cell office:value-type="float" office:value="10.4573044327876" calcext:value-type="float">
            <text:p>10,4573044327876</text:p>
          </table:table-cell>
          <table:table-cell office:value-type="float" office:value="2.59057985786966" calcext:value-type="float">
            <text:p>2,59057985786966</text:p>
          </table:table-cell>
          <table:table-cell office:value-type="float" office:value="2.31223614710955" calcext:value-type="float">
            <text:p>2,31223614710955</text:p>
          </table:table-cell>
          <table:table-cell office:value-type="float" office:value="4000" calcext:value-type="float">
            <text:p>4000</text:p>
          </table:table-cell>
          <table:table-cell office:value-type="float" office:value="0.189325117192622" calcext:value-type="float">
            <text:p>0,189325117192622</text:p>
          </table:table-cell>
          <table:table-cell office:value-type="float" office:value="0" calcext:value-type="float">
            <text:p>0</text:p>
          </table:table-cell>
          <table:table-cell office:value-type="float" office:value="0.0485386443980466" calcext:value-type="float">
            <text:p>0,048538644398047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74.2611500045616" calcext:value-type="float">
            <text:p>74,2611500045616</text:p>
          </table:table-cell>
          <table:table-cell office:value-type="float" office:value="6.57254897281108" calcext:value-type="float">
            <text:p>6,57254897281108</text:p>
          </table:table-cell>
          <table:table-cell office:value-type="float" office:value="7.52691171729814" calcext:value-type="float">
            <text:p>7,52691171729814</text:p>
          </table:table-cell>
          <table:table-cell office:value-type="float" office:value="8000" calcext:value-type="float">
            <text:p>8000</text:p>
          </table:table-cell>
          <table:table-cell office:value-type="float" office:value="17.3661394673658" calcext:value-type="float">
            <text:p>17,3661394673658</text:p>
          </table:table-cell>
          <table:table-cell office:value-type="float" office:value="4.51280356319661" calcext:value-type="float">
            <text:p>4,51280356319661</text:p>
          </table:table-cell>
          <table:table-cell office:value-type="float" office:value="14.533627351766" calcext:value-type="float">
            <text:p>14,533627351766</text:p>
          </table:table-cell>
          <table:table-cell office:value-type="float" office:value="8000" calcext:value-type="float">
            <text:p>8000</text:p>
          </table:table-cell>
          <table:table-cell office:value-type="float" office:value="0.124273891063248" calcext:value-type="float">
            <text:p>0,124273891063248</text:p>
          </table:table-cell>
          <table:table-cell office:value-type="float" office:value="0" calcext:value-type="float">
            <text:p>0</text:p>
          </table:table-cell>
          <table:table-cell office:value-type="float" office:value="0.0139999999999999" calcext:value-type="float">
            <text:p>0,014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2322.01396929476" calcext:value-type="float">
            <text:p>2322,01396929476</text:p>
          </table:table-cell>
          <table:table-cell office:value-type="float" office:value="2128.46718344926" calcext:value-type="float">
            <text:p>2128,46718344926</text:p>
          </table:table-cell>
          <table:table-cell office:value-type="float" office:value="101.524570425095" calcext:value-type="float">
            <text:p>101,524570425095</text:p>
          </table:table-cell>
          <table:table-cell office:value-type="float" office:value="16000" calcext:value-type="float">
            <text:p>16000</text:p>
          </table:table-cell>
          <table:table-cell office:value-type="float" office:value="20.0550239092353" calcext:value-type="float">
            <text:p>20,0550239092353</text:p>
          </table:table-cell>
          <table:table-cell office:value-type="float" office:value="14.0693182492969" calcext:value-type="float">
            <text:p>14,0693182492969</text:p>
          </table:table-cell>
          <table:table-cell office:value-type="float" office:value="23.0703206739742" calcext:value-type="float">
            <text:p>23,0703206739742</text:p>
          </table:table-cell>
          <table:table-cell office:value-type="float" office:value="16000" calcext:value-type="float">
            <text:p>16000</text:p>
          </table:table-cell>
          <table:table-cell office:value-type="float" office:value="0.216601015694756" calcext:value-type="float">
            <text:p>0,216601015694756</text:p>
          </table:table-cell>
          <table:table-cell office:value-type="float" office:value="0.03" calcext:value-type="float">
            <text:p>0,03</text:p>
          </table:table-cell>
          <table:table-cell office:value-type="float" office:value="0.213766227454198" calcext:value-type="float">
            <text:p>0,213766227454198</text:p>
          </table:table-cell>
        </table:table-row>
        <table:table-row table:style-name="ro1"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1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.59324762528311" calcext:value-type="float">
            <text:p>9,59324762528311</text:p>
          </table:table-cell>
          <table:table-cell office:value-type="float" office:value="11.7785567876544" calcext:value-type="float">
            <text:p>11,7785567876544</text:p>
          </table:table-cell>
          <table:table-cell office:value-type="float" office:value="13.4100857566236" calcext:value-type="float">
            <text:p>13,4100857566236</text:p>
          </table:table-cell>
          <table:table-cell office:value-type="float" office:value="1000" calcext:value-type="float">
            <text:p>1000</text:p>
          </table:table-cell>
          <table:table-cell office:value-type="float" office:value="8.9359552371305" calcext:value-type="float">
            <text:p>8,9359552371305</text:p>
          </table:table-cell>
          <table:table-cell office:value-type="float" office:value="4.36618872702498" calcext:value-type="float">
            <text:p>4,36618872702498</text:p>
          </table:table-cell>
          <table:table-cell office:value-type="float" office:value="5.7623897820262" calcext:value-type="float">
            <text:p>5,7623897820262</text:p>
          </table:table-cell>
          <table:table-cell office:value-type="float" office:value="1000" calcext:value-type="float">
            <text:p>1000</text:p>
          </table:table-cell>
          <table:table-cell office:value-type="float" office:value="0.113859562619922" calcext:value-type="float">
            <text:p>0,113859562619922</text:p>
          </table:table-cell>
          <table:table-cell office:value-type="float" office:value="0" calcext:value-type="float">
            <text:p>0</text:p>
          </table:table-cell>
          <table:table-cell office:value-type="float" office:value="0.363323547268822" calcext:value-type="float">
            <text:p>0,36332354726882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1.8784510774764" calcext:value-type="float">
            <text:p>11,8784510774764</text:p>
          </table:table-cell>
          <table:table-cell office:value-type="float" office:value="9.63304728525714" calcext:value-type="float">
            <text:p>9,63304728525714</text:p>
          </table:table-cell>
          <table:table-cell office:value-type="float" office:value="7.5170206864156" calcext:value-type="float">
            <text:p>7,5170206864156</text:p>
          </table:table-cell>
          <table:table-cell office:value-type="float" office:value="2000" calcext:value-type="float">
            <text:p>2000</text:p>
          </table:table-cell>
          <table:table-cell office:value-type="float" office:value="10.7234628735311" calcext:value-type="float">
            <text:p>10,7234628735311</text:p>
          </table:table-cell>
          <table:table-cell office:value-type="float" office:value="5.70199123114022" calcext:value-type="float">
            <text:p>5,70199123114022</text:p>
          </table:table-cell>
          <table:table-cell office:value-type="float" office:value="6.08737348944518" calcext:value-type="float">
            <text:p>6,08737348944518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7768556779917" calcext:value-type="float">
            <text:p>0,267768556779917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.9842794052417" calcext:value-type="float">
            <text:p>5,9842794052417</text:p>
          </table:table-cell>
          <table:table-cell office:value-type="float" office:value="33.6081894781614" calcext:value-type="float">
            <text:p>33,6081894781614</text:p>
          </table:table-cell>
          <table:table-cell office:value-type="float" office:value="24.0008666510191" calcext:value-type="float">
            <text:p>24,0008666510191</text:p>
          </table:table-cell>
          <table:table-cell office:value-type="float" office:value="4000" calcext:value-type="float">
            <text:p>4000</text:p>
          </table:table-cell>
          <table:table-cell office:value-type="float" office:value="8.38262035404205" calcext:value-type="float">
            <text:p>8,38262035404205</text:p>
          </table:table-cell>
          <table:table-cell office:value-type="float" office:value="7.91597271344464" calcext:value-type="float">
            <text:p>7,91597271344464</text:p>
          </table:table-cell>
          <table:table-cell office:value-type="float" office:value="7.1739319762596" calcext:value-type="float">
            <text:p>7,1739319762596</text:p>
          </table:table-cell>
          <table:table-cell office:value-type="float" office:value="4000" calcext:value-type="float">
            <text:p>4000</text:p>
          </table:table-cell>
          <table:table-cell office:value-type="float" office:value="0.110797111875716" calcext:value-type="float">
            <text:p>0,110797111875716</text:p>
          </table:table-cell>
          <table:table-cell office:value-type="float" office:value="0.027129319932501" calcext:value-type="float">
            <text:p>0,027129319932501</text:p>
          </table:table-cell>
          <table:table-cell office:value-type="float" office:value="0.129444969002275" calcext:value-type="float">
            <text:p>0,129444969002275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8.093048388815" calcext:value-type="float">
            <text:p>18,093048388815</text:p>
          </table:table-cell>
          <table:table-cell office:value-type="float" office:value="1151.29778615265" calcext:value-type="float">
            <text:p>1151,29778615265</text:p>
          </table:table-cell>
          <table:table-cell office:value-type="float" office:value="30.3384178888748" calcext:value-type="float">
            <text:p>30,3384178888748</text:p>
          </table:table-cell>
          <table:table-cell office:value-type="float" office:value="8000" calcext:value-type="float">
            <text:p>8000</text:p>
          </table:table-cell>
          <table:table-cell office:value-type="float" office:value="27.5590533944836" calcext:value-type="float">
            <text:p>27,5590533944836</text:p>
          </table:table-cell>
          <table:table-cell office:value-type="float" office:value="10.1516895145586" calcext:value-type="float">
            <text:p>10,1516895145586</text:p>
          </table:table-cell>
          <table:table-cell office:value-type="float" office:value="11.541623629282" calcext:value-type="float">
            <text:p>11,541623629282</text:p>
          </table:table-cell>
          <table:table-cell office:value-type="float" office:value="8000" calcext:value-type="float">
            <text:p>8000</text:p>
          </table:table-cell>
          <table:table-cell office:value-type="float" office:value="0.0346987031457949" calcext:value-type="float">
            <text:p>0,034698703145795</text:p>
          </table:table-cell>
          <table:table-cell office:value-type="float" office:value="0" calcext:value-type="float">
            <text:p>0</text:p>
          </table:table-cell>
          <table:table-cell office:value-type="float" office:value="0.0698856208386247" calcext:value-type="float">
            <text:p>0,069885620838625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3720.70623156011" calcext:value-type="float">
            <text:p>3720,70623156011</text:p>
          </table:table-cell>
          <table:table-cell office:value-type="float" office:value="2013.60150973324" calcext:value-type="float">
            <text:p>2013,60150973324</text:p>
          </table:table-cell>
          <table:table-cell office:value-type="float" office:value="429.69133656474" calcext:value-type="float">
            <text:p>429,69133656474</text:p>
          </table:table-cell>
          <table:table-cell office:value-type="float" office:value="16000" calcext:value-type="float">
            <text:p>16000</text:p>
          </table:table-cell>
          <table:table-cell office:value-type="float" office:value="13.1087506651092" calcext:value-type="float">
            <text:p>13,1087506651092</text:p>
          </table:table-cell>
          <table:table-cell office:value-type="float" office:value="10.6167460174952" calcext:value-type="float">
            <text:p>10,6167460174952</text:p>
          </table:table-cell>
          <table:table-cell office:value-type="float" office:value="23.9233483442431" calcext:value-type="float">
            <text:p>23,9233483442431</text:p>
          </table:table-cell>
          <table:table-cell office:value-type="float" office:value="16000" calcext:value-type="float">
            <text:p>16000</text:p>
          </table:table-cell>
          <table:table-cell office:value-type="float" office:value="0.148539557021017" calcext:value-type="float">
            <text:p>0,148539557021017</text:p>
          </table:table-cell>
          <table:table-cell office:value-type="float" office:value="0.0195959179422655" calcext:value-type="float">
            <text:p>0,019595917942266</text:p>
          </table:table-cell>
          <table:table-cell office:value-type="float" office:value="1.0590561835899" calcext:value-type="float">
            <text:p>1,0590561835899</text:p>
          </table:table-cell>
        </table:table-row>
        <table:table-row table:style-name="ro1"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2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.436609560642" calcext:value-type="float">
            <text:p>9,436609560642</text:p>
          </table:table-cell>
          <table:table-cell office:value-type="float" office:value="11.9170633966594" calcext:value-type="float">
            <text:p>11,9170633966594</text:p>
          </table:table-cell>
          <table:table-cell office:value-type="float" office:value="7.21246143837179" calcext:value-type="float">
            <text:p>7,21246143837179</text:p>
          </table:table-cell>
          <table:table-cell office:value-type="float" office:value="1000" calcext:value-type="float">
            <text:p>1000</text:p>
          </table:table-cell>
          <table:table-cell office:value-type="float" office:value="8.11050405338657" calcext:value-type="float">
            <text:p>8,11050405338657</text:p>
          </table:table-cell>
          <table:table-cell office:value-type="float" office:value="11.1305390705033" calcext:value-type="float">
            <text:p>11,1305390705033</text:p>
          </table:table-cell>
          <table:table-cell office:value-type="float" office:value="8.50726019350531" calcext:value-type="float">
            <text:p>8,50726019350531</text:p>
          </table:table-cell>
          <table:table-cell office:value-type="float" office:value="1000" calcext:value-type="float">
            <text:p>1000</text:p>
          </table:table-cell>
          <table:table-cell office:value-type="float" office:value="0.0552810998443411" calcext:value-type="float">
            <text:p>0,055281099844341</text:p>
          </table:table-cell>
          <table:table-cell office:value-type="float" office:value="0" calcext:value-type="float">
            <text:p>0</text:p>
          </table:table-cell>
          <table:table-cell office:value-type="float" office:value="0.192093727122985" calcext:value-type="float">
            <text:p>0,19209372712298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.81894087974869" calcext:value-type="float">
            <text:p>9,81894087974869</text:p>
          </table:table-cell>
          <table:table-cell office:value-type="float" office:value="8.247763333171" calcext:value-type="float">
            <text:p>8,247763333171</text:p>
          </table:table-cell>
          <table:table-cell office:value-type="float" office:value="9.95270817416044" calcext:value-type="float">
            <text:p>9,95270817416044</text:p>
          </table:table-cell>
          <table:table-cell office:value-type="float" office:value="2000" calcext:value-type="float">
            <text:p>2000</text:p>
          </table:table-cell>
          <table:table-cell office:value-type="float" office:value="7.66039163489701" calcext:value-type="float">
            <text:p>7,66039163489701</text:p>
          </table:table-cell>
          <table:table-cell office:value-type="float" office:value="7.01086699346094" calcext:value-type="float">
            <text:p>7,01086699346094</text:p>
          </table:table-cell>
          <table:table-cell office:value-type="float" office:value="2.42423183709809" calcext:value-type="float">
            <text:p>2,42423183709809</text:p>
          </table:table-cell>
          <table:table-cell office:value-type="float" office:value="2000" calcext:value-type="float">
            <text:p>2000</text:p>
          </table:table-cell>
          <table:table-cell office:value-type="float" office:value="0.0932952303175248" calcext:value-type="float">
            <text:p>0,093295230317525</text:p>
          </table:table-cell>
          <table:table-cell office:value-type="float" office:value="0" calcext:value-type="float">
            <text:p>0</text:p>
          </table:table-cell>
          <table:table-cell office:value-type="float" office:value="0.288229075563171" calcext:value-type="float">
            <text:p>0,28822907556317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.29213233719558" calcext:value-type="float">
            <text:p>4,29213233719558</text:p>
          </table:table-cell>
          <table:table-cell office:value-type="float" office:value="10.6756732808755" calcext:value-type="float">
            <text:p>10,6756732808755</text:p>
          </table:table-cell>
          <table:table-cell office:value-type="float" office:value="7.99939997749831" calcext:value-type="float">
            <text:p>7,99939997749831</text:p>
          </table:table-cell>
          <table:table-cell office:value-type="float" office:value="4000" calcext:value-type="float">
            <text:p>4000</text:p>
          </table:table-cell>
          <table:table-cell office:value-type="float" office:value="5.89176544000183" calcext:value-type="float">
            <text:p>5,89176544000183</text:p>
          </table:table-cell>
          <table:table-cell office:value-type="float" office:value="5.14420683876533" calcext:value-type="float">
            <text:p>5,14420683876533</text:p>
          </table:table-cell>
          <table:table-cell office:value-type="float" office:value="6.23268834452678" calcext:value-type="float">
            <text:p>6,23268834452678</text:p>
          </table:table-cell>
          <table:table-cell office:value-type="float" office:value="4000" calcext:value-type="float">
            <text:p>4000</text:p>
          </table:table-cell>
          <table:table-cell office:value-type="float" office:value="0.038418745424597" calcext:value-type="float">
            <text:p>0,038418745424597</text:p>
          </table:table-cell>
          <table:table-cell office:value-type="float" office:value="0" calcext:value-type="float">
            <text:p>0</text:p>
          </table:table-cell>
          <table:table-cell office:value-type="float" office:value="0.0932952303175247" calcext:value-type="float">
            <text:p>0,093295230317525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672.183965592754" calcext:value-type="float">
            <text:p>672,183965592754</text:p>
          </table:table-cell>
          <table:table-cell office:value-type="float" office:value="187.937410857977" calcext:value-type="float">
            <text:p>187,937410857977</text:p>
          </table:table-cell>
          <table:table-cell office:value-type="float" office:value="883.115598548684" calcext:value-type="float">
            <text:p>883,115598548684</text:p>
          </table:table-cell>
          <table:table-cell office:value-type="float" office:value="8000" calcext:value-type="float">
            <text:p>8000</text:p>
          </table:table-cell>
          <table:table-cell office:value-type="float" office:value="30.9718581941736" calcext:value-type="float">
            <text:p>30,9718581941736</text:p>
          </table:table-cell>
          <table:table-cell office:value-type="float" office:value="10.493194747073" calcext:value-type="float">
            <text:p>10,493194747073</text:p>
          </table:table-cell>
          <table:table-cell office:value-type="float" office:value="11.339499812602" calcext:value-type="float">
            <text:p>11,339499812602</text:p>
          </table:table-cell>
          <table:table-cell office:value-type="float" office:value="8000" calcext:value-type="float">
            <text:p>8000</text:p>
          </table:table-cell>
          <table:table-cell office:value-type="float" office:value="0.560603246512184" calcext:value-type="float">
            <text:p>0,560603246512184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205.70497220506" calcext:value-type="float">
            <text:p>1205,70497220506</text:p>
          </table:table-cell>
          <table:table-cell office:value-type="float" office:value="2384.51774608149" calcext:value-type="float">
            <text:p>2384,51774608149</text:p>
          </table:table-cell>
          <table:table-cell office:value-type="float" office:value="377.823519380388" calcext:value-type="float">
            <text:p>377,823519380388</text:p>
          </table:table-cell>
          <table:table-cell office:value-type="float" office:value="16000" calcext:value-type="float">
            <text:p>16000</text:p>
          </table:table-cell>
          <table:table-cell office:value-type="float" office:value="22.3807132147302" calcext:value-type="float">
            <text:p>22,3807132147302</text:p>
          </table:table-cell>
          <table:table-cell office:value-type="float" office:value="5.10067642573022" calcext:value-type="float">
            <text:p>5,10067642573022</text:p>
          </table:table-cell>
          <table:table-cell office:value-type="float" office:value="17.9626333258796" calcext:value-type="float">
            <text:p>17,9626333258796</text:p>
          </table:table-cell>
          <table:table-cell office:value-type="float" office:value="16000" calcext:value-type="float">
            <text:p>16000</text:p>
          </table:table-cell>
          <table:table-cell office:value-type="float" office:value="0.196458647048177" calcext:value-type="float">
            <text:p>0,196458647048177</text:p>
          </table:table-cell>
          <table:table-cell office:value-type="float" office:value="0.0427083130081253" calcext:value-type="float">
            <text:p>0,042708313008125</text:p>
          </table:table-cell>
          <table:table-cell office:value-type="float" office:value="0.094339811320566" calcext:value-type="float">
            <text:p>0,094339811320566</text:p>
          </table:table-cell>
        </table:table-row>
        <table:table-row table:style-name="ro1"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3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.2937068153314" calcext:value-type="float">
            <text:p>10,2937068153314</text:p>
          </table:table-cell>
          <table:table-cell office:value-type="float" office:value="6.65879869045461" calcext:value-type="float">
            <text:p>6,65879869045461</text:p>
          </table:table-cell>
          <table:table-cell office:value-type="float" office:value="11.0019816396866" calcext:value-type="float">
            <text:p>11,0019816396866</text:p>
          </table:table-cell>
          <table:table-cell office:value-type="float" office:value="1000" calcext:value-type="float">
            <text:p>1000</text:p>
          </table:table-cell>
          <table:table-cell office:value-type="float" office:value="5.48425528216913" calcext:value-type="float">
            <text:p>5,48425528216913</text:p>
          </table:table-cell>
          <table:table-cell office:value-type="float" office:value="3.54007288060571" calcext:value-type="float">
            <text:p>3,54007288060571</text:p>
          </table:table-cell>
          <table:table-cell office:value-type="float" office:value="6.75756435411458" calcext:value-type="float">
            <text:p>6,75756435411458</text:p>
          </table:table-cell>
          <table:table-cell office:value-type="float" office:value="1000" calcext:value-type="float">
            <text:p>1000</text:p>
          </table:table-cell>
          <table:table-cell office:value-type="float" office:value="0.121012396059247" calcext:value-type="float">
            <text:p>0,121012396059247</text:p>
          </table:table-cell>
          <table:table-cell office:value-type="float" office:value="0" calcext:value-type="float">
            <text:p>0</text:p>
          </table:table-cell>
          <table:table-cell office:value-type="float" office:value="0.245348731400837" calcext:value-type="float">
            <text:p>0,24534873140083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.9289459434203" calcext:value-type="float">
            <text:p>5,9289459434203</text:p>
          </table:table-cell>
          <table:table-cell office:value-type="float" office:value="10.268885041717" calcext:value-type="float">
            <text:p>10,268885041717</text:p>
          </table:table-cell>
          <table:table-cell office:value-type="float" office:value="8.7504057048802" calcext:value-type="float">
            <text:p>8,7504057048802</text:p>
          </table:table-cell>
          <table:table-cell office:value-type="float" office:value="2000" calcext:value-type="float">
            <text:p>2000</text:p>
          </table:table-cell>
          <table:table-cell office:value-type="float" office:value="7.21906503641573" calcext:value-type="float">
            <text:p>7,21906503641573</text:p>
          </table:table-cell>
          <table:table-cell office:value-type="float" office:value="4.52945912885855" calcext:value-type="float">
            <text:p>4,52945912885855</text:p>
          </table:table-cell>
          <table:table-cell office:value-type="float" office:value="7.79677087004614" calcext:value-type="float">
            <text:p>7,79677087004614</text:p>
          </table:table-cell>
          <table:table-cell office:value-type="float" office:value="2000" calcext:value-type="float">
            <text:p>2000</text:p>
          </table:table-cell>
          <table:table-cell office:value-type="float" office:value="0.0237486841740759" calcext:value-type="float">
            <text:p>0,023748684174076</text:p>
          </table:table-cell>
          <table:table-cell office:value-type="float" office:value="0" calcext:value-type="float">
            <text:p>0</text:p>
          </table:table-cell>
          <table:table-cell office:value-type="float" office:value="0.315524959393072" calcext:value-type="float">
            <text:p>0,31552495939307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6.2942513454739" calcext:value-type="float">
            <text:p>6,2942513454739</text:p>
          </table:table-cell>
          <table:table-cell office:value-type="float" office:value="3.86993539997763" calcext:value-type="float">
            <text:p>3,86993539997763</text:p>
          </table:table-cell>
          <table:table-cell office:value-type="float" office:value="3.46069357210372" calcext:value-type="float">
            <text:p>3,46069357210372</text:p>
          </table:table-cell>
          <table:table-cell office:value-type="float" office:value="4000" calcext:value-type="float">
            <text:p>4000</text:p>
          </table:table-cell>
          <table:table-cell office:value-type="float" office:value="10.3614672706138" calcext:value-type="float">
            <text:p>10,3614672706138</text:p>
          </table:table-cell>
          <table:table-cell office:value-type="float" office:value="6.25869794765653" calcext:value-type="float">
            <text:p>6,25869794765653</text:p>
          </table:table-cell>
          <table:table-cell office:value-type="float" office:value="4.85464767001685" calcext:value-type="float">
            <text:p>4,85464767001685</text:p>
          </table:table-cell>
          <table:table-cell office:value-type="float" office:value="4000" calcext:value-type="float">
            <text:p>4000</text:p>
          </table:table-cell>
          <table:table-cell office:value-type="float" office:value="0.0670522184569607" calcext:value-type="float">
            <text:p>0,067052218456961</text:p>
          </table:table-cell>
          <table:table-cell office:value-type="float" office:value="0" calcext:value-type="float">
            <text:p>0</text:p>
          </table:table-cell>
          <table:table-cell office:value-type="float" office:value="0.0514198405287298" calcext:value-type="float">
            <text:p>0,05141984052873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4.1240928912267" calcext:value-type="float">
            <text:p>14,1240928912267</text:p>
          </table:table-cell>
          <table:table-cell office:value-type="float" office:value="123.508179486219" calcext:value-type="float">
            <text:p>123,508179486219</text:p>
          </table:table-cell>
          <table:table-cell office:value-type="float" office:value="45.3831510585151" calcext:value-type="float">
            <text:p>45,3831510585151</text:p>
          </table:table-cell>
          <table:table-cell office:value-type="float" office:value="8000" calcext:value-type="float">
            <text:p>8000</text:p>
          </table:table-cell>
          <table:table-cell office:value-type="float" office:value="22.3436777635196" calcext:value-type="float">
            <text:p>22,3436777635196</text:p>
          </table:table-cell>
          <table:table-cell office:value-type="float" office:value="12.6835548644692" calcext:value-type="float">
            <text:p>12,6835548644692</text:p>
          </table:table-cell>
          <table:table-cell office:value-type="float" office:value="11.4550453512852" calcext:value-type="float">
            <text:p>11,4550453512852</text:p>
          </table:table-cell>
          <table:table-cell office:value-type="float" office:value="8000" calcext:value-type="float">
            <text:p>8000</text:p>
          </table:table-cell>
          <table:table-cell office:value-type="float" office:value="0.327908523829436" calcext:value-type="float">
            <text:p>0,327908523829436</text:p>
          </table:table-cell>
          <table:table-cell office:value-type="float" office:value="0" calcext:value-type="float">
            <text:p>0</text:p>
          </table:table-cell>
          <table:table-cell office:value-type="float" office:value="0.0700000000000001" calcext:value-type="float">
            <text:p>0,07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2896.78977970059" calcext:value-type="float">
            <text:p>2896,78977970059</text:p>
          </table:table-cell>
          <table:table-cell office:value-type="float" office:value="1998.83837750204" calcext:value-type="float">
            <text:p>1998,83837750204</text:p>
          </table:table-cell>
          <table:table-cell office:value-type="float" office:value="2610.33403226484" calcext:value-type="float">
            <text:p>2610,33403226484</text:p>
          </table:table-cell>
          <table:table-cell office:value-type="float" office:value="16000" calcext:value-type="float">
            <text:p>16000</text:p>
          </table:table-cell>
          <table:table-cell office:value-type="float" office:value="14.4576064409016" calcext:value-type="float">
            <text:p>14,4576064409016</text:p>
          </table:table-cell>
          <table:table-cell office:value-type="float" office:value="19.4194026684654" calcext:value-type="float">
            <text:p>19,4194026684654</text:p>
          </table:table-cell>
          <table:table-cell office:value-type="float" office:value="4.47853770777918" calcext:value-type="float">
            <text:p>4,47853770777918</text:p>
          </table:table-cell>
          <table:table-cell office:value-type="float" office:value="16000" calcext:value-type="float">
            <text:p>16000</text:p>
          </table:table-cell>
          <table:table-cell office:value-type="float" office:value="0.146819617217864" calcext:value-type="float">
            <text:p>0,146819617217864</text:p>
          </table:table-cell>
          <table:table-cell office:value-type="float" office:value="0.0438634243989227" calcext:value-type="float">
            <text:p>0,043863424398923</text:p>
          </table:table-cell>
          <table:table-cell office:value-type="float" office:value="0.134164078649987" calcext:value-type="float">
            <text:p>0,134164078649987</text:p>
          </table:table-cell>
        </table:table-row>
        <table:table-row table:style-name="ro1"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4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.41311681241274" calcext:value-type="float">
            <text:p>4,41311681241274</text:p>
          </table:table-cell>
          <table:table-cell office:value-type="float" office:value="13.0084434118768" calcext:value-type="float">
            <text:p>13,0084434118768</text:p>
          </table:table-cell>
          <table:table-cell office:value-type="float" office:value="5.69522607101773" calcext:value-type="float">
            <text:p>5,69522607101773</text:p>
          </table:table-cell>
          <table:table-cell office:value-type="float" office:value="1000" calcext:value-type="float">
            <text:p>1000</text:p>
          </table:table-cell>
          <table:table-cell office:value-type="float" office:value="5.05814550996707" calcext:value-type="float">
            <text:p>5,05814550996707</text:p>
          </table:table-cell>
          <table:table-cell office:value-type="float" office:value="4.85303245404355" calcext:value-type="float">
            <text:p>4,85303245404355</text:p>
          </table:table-cell>
          <table:table-cell office:value-type="float" office:value="6.37308747782423" calcext:value-type="float">
            <text:p>6,37308747782423</text:p>
          </table:table-cell>
          <table:table-cell office:value-type="float" office:value="1000" calcext:value-type="float">
            <text:p>1000</text:p>
          </table:table-cell>
          <table:table-cell office:value-type="float" office:value="0.0490306026885251" calcext:value-type="float">
            <text:p>0,049030602688525</text:p>
          </table:table-cell>
          <table:table-cell office:value-type="float" office:value="0" calcext:value-type="float">
            <text:p>0</text:p>
          </table:table-cell>
          <table:table-cell office:value-type="float" office:value="0.0773563184232548" calcext:value-type="float">
            <text:p>0,07735631842325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.7633625854384" calcext:value-type="float">
            <text:p>15,7633625854384</text:p>
          </table:table-cell>
          <table:table-cell office:value-type="float" office:value="5.12441216140935" calcext:value-type="float">
            <text:p>5,12441216140935</text:p>
          </table:table-cell>
          <table:table-cell office:value-type="float" office:value="5.09572369737606" calcext:value-type="float">
            <text:p>5,09572369737606</text:p>
          </table:table-cell>
          <table:table-cell office:value-type="float" office:value="2000" calcext:value-type="float">
            <text:p>2000</text:p>
          </table:table-cell>
          <table:table-cell office:value-type="float" office:value="14.4644763472447" calcext:value-type="float">
            <text:p>14,4644763472447</text:p>
          </table:table-cell>
          <table:table-cell office:value-type="float" office:value="3.90770981522426" calcext:value-type="float">
            <text:p>3,90770981522426</text:p>
          </table:table-cell>
          <table:table-cell office:value-type="float" office:value="7.30320176361026" calcext:value-type="float">
            <text:p>7,30320176361026</text:p>
          </table:table-cell>
          <table:table-cell office:value-type="float" office:value="2000" calcext:value-type="float">
            <text:p>2000</text:p>
          </table:table-cell>
          <table:table-cell office:value-type="float" office:value="0.0237486841740757" calcext:value-type="float">
            <text:p>0,023748684174076</text:p>
          </table:table-cell>
          <table:table-cell office:value-type="float" office:value="0" calcext:value-type="float">
            <text:p>0</text:p>
          </table:table-cell>
          <table:table-cell office:value-type="float" office:value="0.134178984941756" calcext:value-type="float">
            <text:p>0,13417898494175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5.7340241703469" calcext:value-type="float">
            <text:p>25,7340241703469</text:p>
          </table:table-cell>
          <table:table-cell office:value-type="float" office:value="7.49199572877615" calcext:value-type="float">
            <text:p>7,49199572877615</text:p>
          </table:table-cell>
          <table:table-cell office:value-type="float" office:value="17.6687747169972" calcext:value-type="float">
            <text:p>17,6687747169972</text:p>
          </table:table-cell>
          <table:table-cell office:value-type="float" office:value="4000" calcext:value-type="float">
            <text:p>4000</text:p>
          </table:table-cell>
          <table:table-cell office:value-type="float" office:value="6.70528179870168" calcext:value-type="float">
            <text:p>6,70528179870168</text:p>
          </table:table-cell>
          <table:table-cell office:value-type="float" office:value="2.6817613614936" calcext:value-type="float">
            <text:p>2,6817613614936</text:p>
          </table:table-cell>
          <table:table-cell office:value-type="float" office:value="8.68799171270323" calcext:value-type="float">
            <text:p>8,68799171270323</text:p>
          </table:table-cell>
          <table:table-cell office:value-type="float" office:value="4000" calcext:value-type="float">
            <text:p>4000</text:p>
          </table:table-cell>
          <table:table-cell office:value-type="float" office:value="0.10740577265678" calcext:value-type="float">
            <text:p>0,10740577265678</text:p>
          </table:table-cell>
          <table:table-cell office:value-type="float" office:value="0" calcext:value-type="float">
            <text:p>0</text:p>
          </table:table-cell>
          <table:table-cell office:value-type="float" office:value="0.0391918358845308" calcext:value-type="float">
            <text:p>0,039191835884531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8.98033406950989" calcext:value-type="float">
            <text:p>8,98033406950989</text:p>
          </table:table-cell>
          <table:table-cell office:value-type="float" office:value="25.6560012472716" calcext:value-type="float">
            <text:p>25,6560012472716</text:p>
          </table:table-cell>
          <table:table-cell office:value-type="float" office:value="422.273530309443" calcext:value-type="float">
            <text:p>422,273530309443</text:p>
          </table:table-cell>
          <table:table-cell office:value-type="float" office:value="8000" calcext:value-type="float">
            <text:p>8000</text:p>
          </table:table-cell>
          <table:table-cell office:value-type="float" office:value="16.6645371972941" calcext:value-type="float">
            <text:p>16,6645371972941</text:p>
          </table:table-cell>
          <table:table-cell office:value-type="float" office:value="3.19376955962699" calcext:value-type="float">
            <text:p>3,19376955962699</text:p>
          </table:table-cell>
          <table:table-cell office:value-type="float" office:value="20.1221136066766" calcext:value-type="float">
            <text:p>20,1221136066766</text:p>
          </table:table-cell>
          <table:table-cell office:value-type="float" office:value="8000" calcext:value-type="float">
            <text:p>8000</text:p>
          </table:table-cell>
          <table:table-cell office:value-type="float" office:value="0.134699665923862" calcext:value-type="float">
            <text:p>0,134699665923862</text:p>
          </table:table-cell>
          <table:table-cell office:value-type="float" office:value="0" calcext:value-type="float">
            <text:p>0</text:p>
          </table:table-cell>
          <table:table-cell office:value-type="float" office:value="0.10394229168149" calcext:value-type="float">
            <text:p>0,10394229168149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193.31031821381" calcext:value-type="float">
            <text:p>1193,31031821381</text:p>
          </table:table-cell>
          <table:table-cell office:value-type="float" office:value="4989.07734075331" calcext:value-type="float">
            <text:p>4989,07734075331</text:p>
          </table:table-cell>
          <table:table-cell office:value-type="float" office:value="1913.84984245562" calcext:value-type="float">
            <text:p>1913,84984245562</text:p>
          </table:table-cell>
          <table:table-cell office:value-type="float" office:value="16000" calcext:value-type="float">
            <text:p>16000</text:p>
          </table:table-cell>
          <table:table-cell office:value-type="float" office:value="13.4308940878856" calcext:value-type="float">
            <text:p>13,4308940878856</text:p>
          </table:table-cell>
          <table:table-cell office:value-type="float" office:value="22.4885709639363" calcext:value-type="float">
            <text:p>22,4885709639363</text:p>
          </table:table-cell>
          <table:table-cell office:value-type="float" office:value="30.2815350337462" calcext:value-type="float">
            <text:p>30,2815350337462</text:p>
          </table:table-cell>
          <table:table-cell office:value-type="float" office:value="16000" calcext:value-type="float">
            <text:p>16000</text:p>
          </table:table-cell>
          <table:table-cell office:value-type="float" office:value="0.219462980933004" calcext:value-type="float">
            <text:p>0,219462980933004</text:p>
          </table:table-cell>
          <table:table-cell office:value-type="float" office:value="0.0237486841740759" calcext:value-type="float">
            <text:p>0,023748684174076</text:p>
          </table:table-cell>
          <table:table-cell office:value-type="float" office:value="0.351846557465041" calcext:value-type="float">
            <text:p>0,351846557465041</text:p>
          </table:table-cell>
        </table:table-row>
        <table:table-row table:style-name="ro1"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 5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OMPLETE: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AVERAGE([.B2];[.B11];[.B20];[.B29];[.B38])" office:value-type="float" office:value="8.88314139729997" calcext:value-type="float">
            <text:p>8,88314139729997</text:p>
          </table:table-cell>
          <table:table-cell table:formula="of:=AVERAGE([.C2];[.C11];[.C20];[.C29];[.C38])" office:value-type="float" office:value="10.5525043709897" calcext:value-type="float">
            <text:p>10,5525043709897</text:p>
          </table:table-cell>
          <table:table-cell table:formula="of:=AVERAGE([.D2];[.D11];[.D20];[.D29];[.D38])" office:value-type="float" office:value="8.79313719834203" calcext:value-type="float">
            <text:p>8,79313719834203</text:p>
          </table:table-cell>
          <table:table-cell table:formula="of:=AVERAGE([.E2];[.E11];[.E20];[.E29];[.E38])" office:value-type="float" office:value="1000" calcext:value-type="float">
            <text:p>1000</text:p>
          </table:table-cell>
          <table:table-cell table:formula="of:=AVERAGE([.F2];[.F11];[.F20];[.F29];[.F38])" office:value-type="float" office:value="7.75441768359551" calcext:value-type="float">
            <text:p>7,75441768359551</text:p>
          </table:table-cell>
          <table:table-cell table:formula="of:=AVERAGE([.G2];[.G11];[.G20];[.G29];[.G38])" office:value-type="float" office:value="6.84275814133477" calcext:value-type="float">
            <text:p>6,84275814133477</text:p>
          </table:table-cell>
          <table:table-cell table:formula="of:=AVERAGE([.H2];[.H11];[.H20];[.H29];[.H38])" office:value-type="float" office:value="6.88227284182649" calcext:value-type="float">
            <text:p>6,88227284182649</text:p>
          </table:table-cell>
          <table:table-cell table:formula="of:=AVERAGE([.I2];[.I11];[.I20];[.I29];[.I38])" office:value-type="float" office:value="1000" calcext:value-type="float">
            <text:p>1000</text:p>
          </table:table-cell>
          <table:table-cell table:formula="of:=AVERAGE([.J2];[.J11];[.J20];[.J29];[.J38])" office:value-type="float" office:value="0.0760829434936424" calcext:value-type="float">
            <text:p>0,076082943493642</text:p>
          </table:table-cell>
          <table:table-cell table:formula="of:=AVERAGE([.K2];[.K11];[.K20];[.K29];[.K38])" office:value-type="float" office:value="0" calcext:value-type="float">
            <text:p>0</text:p>
          </table:table-cell>
          <table:table-cell table:formula="of:=AVERAGE([.L2];[.L11];[.L20];[.L29];[.L38])" office:value-type="float" office:value="0.19522446484318" calcext:value-type="float">
            <text:p>0,1952244648431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AVERAGE([.B3];[.B12];[.B21];[.B30];[.B39])" office:value-type="float" office:value="10.6330360027927" calcext:value-type="float">
            <text:p>10,6330360027927</text:p>
          </table:table-cell>
          <table:table-cell table:formula="of:=AVERAGE([.C3];[.C12];[.C21];[.C30];[.C39])" office:value-type="float" office:value="8.61199912396153" calcext:value-type="float">
            <text:p>8,61199912396153</text:p>
          </table:table-cell>
          <table:table-cell table:formula="of:=AVERAGE([.D3];[.D12];[.D21];[.D30];[.D39])" office:value-type="float" office:value="8.4823606936353" calcext:value-type="float">
            <text:p>8,4823606936353</text:p>
          </table:table-cell>
          <table:table-cell table:formula="of:=AVERAGE([.E3];[.E12];[.E21];[.E30];[.E39])" office:value-type="float" office:value="2000" calcext:value-type="float">
            <text:p>2000</text:p>
          </table:table-cell>
          <table:table-cell table:formula="of:=AVERAGE([.F3];[.F12];[.F21];[.F30];[.F39])" office:value-type="float" office:value="10.0117951093956" calcext:value-type="float">
            <text:p>10,0117951093956</text:p>
          </table:table-cell>
          <table:table-cell table:formula="of:=AVERAGE([.G3];[.G12];[.G21];[.G30];[.G39])" office:value-type="float" office:value="5.84479354367568" calcext:value-type="float">
            <text:p>5,84479354367568</text:p>
          </table:table-cell>
          <table:table-cell table:formula="of:=AVERAGE([.H3];[.H12];[.H21];[.H30];[.H39])" office:value-type="float" office:value="5.7666650354735" calcext:value-type="float">
            <text:p>5,7666650354735</text:p>
          </table:table-cell>
          <table:table-cell table:formula="of:=AVERAGE([.I3];[.I12];[.I21];[.I30];[.I39])" office:value-type="float" office:value="2000" calcext:value-type="float">
            <text:p>2000</text:p>
          </table:table-cell>
          <table:table-cell table:formula="of:=AVERAGE([.J3];[.J12];[.J21];[.J30];[.J39])" office:value-type="float" office:value="0.0399500421115222" calcext:value-type="float">
            <text:p>0,039950042111522</text:p>
          </table:table-cell>
          <table:table-cell table:formula="of:=AVERAGE([.K3];[.K12];[.K21];[.K30];[.K39])" office:value-type="float" office:value="0" calcext:value-type="float">
            <text:p>0</text:p>
          </table:table-cell>
          <table:table-cell table:formula="of:=AVERAGE([.L3];[.L12];[.L21];[.L30];[.L39])" office:value-type="float" office:value="0.211011485478986" calcext:value-type="float">
            <text:p>0,21101148547898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formula="of:=AVERAGE([.B4];[.B13];[.B22];[.B31];[.B40])" office:value-type="float" office:value="9.67738473780914" calcext:value-type="float">
            <text:p>9,67738473780914</text:p>
          </table:table-cell>
          <table:table-cell table:formula="of:=AVERAGE([.C4];[.C13];[.C22];[.C31];[.C40])" office:value-type="float" office:value="12.7501017130127" calcext:value-type="float">
            <text:p>12,7501017130127</text:p>
          </table:table-cell>
          <table:table-cell table:formula="of:=AVERAGE([.D4];[.D13];[.D22];[.D31];[.D40])" office:value-type="float" office:value="11.0475439474596" calcext:value-type="float">
            <text:p>11,0475439474596</text:p>
          </table:table-cell>
          <table:table-cell table:formula="of:=AVERAGE([.E4];[.E13];[.E22];[.E31];[.E40])" office:value-type="float" office:value="4000" calcext:value-type="float">
            <text:p>4000</text:p>
          </table:table-cell>
          <table:table-cell table:formula="of:=AVERAGE([.F4];[.F13];[.F22];[.F31];[.F40])" office:value-type="float" office:value="8.35968785922939" calcext:value-type="float">
            <text:p>8,35968785922939</text:p>
          </table:table-cell>
          <table:table-cell table:formula="of:=AVERAGE([.G4];[.G13];[.G22];[.G31];[.G40])" office:value-type="float" office:value="4.91824374384595" calcext:value-type="float">
            <text:p>4,91824374384595</text:p>
          </table:table-cell>
          <table:table-cell table:formula="of:=AVERAGE([.H4];[.H13];[.H22];[.H31];[.H40])" office:value-type="float" office:value="5.8522991701232" calcext:value-type="float">
            <text:p>5,8522991701232</text:p>
          </table:table-cell>
          <table:table-cell table:formula="of:=AVERAGE([.I4];[.I13];[.I22];[.I31];[.I40])" office:value-type="float" office:value="4000" calcext:value-type="float">
            <text:p>4000</text:p>
          </table:table-cell>
          <table:table-cell table:formula="of:=AVERAGE([.J4];[.J13];[.J22];[.J31];[.J40])" office:value-type="float" office:value="0.102599793121335" calcext:value-type="float">
            <text:p>0,102599793121335</text:p>
          </table:table-cell>
          <table:table-cell table:formula="of:=AVERAGE([.K4];[.K13];[.K22];[.K31];[.K40])" office:value-type="float" office:value="0.0054258639865002" calcext:value-type="float">
            <text:p>0,0054258639865</text:p>
          </table:table-cell>
          <table:table-cell table:formula="of:=AVERAGE([.L4];[.L13];[.L22];[.L31];[.L40])" office:value-type="float" office:value="0.0723781040262214" calcext:value-type="float">
            <text:p>0,072378104026221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table:formula="of:=AVERAGE([.B5];[.B14];[.B23];[.B32];[.B41])" office:value-type="float" office:value="157.528518189373" calcext:value-type="float">
            <text:p>157,528518189373</text:p>
          </table:table-cell>
          <table:table-cell table:formula="of:=AVERAGE([.C5];[.C14];[.C23];[.C32];[.C41])" office:value-type="float" office:value="298.994385343386" calcext:value-type="float">
            <text:p>298,994385343386</text:p>
          </table:table-cell>
          <table:table-cell table:formula="of:=AVERAGE([.D5];[.D14];[.D23];[.D32];[.D41])" office:value-type="float" office:value="277.727521904563" calcext:value-type="float">
            <text:p>277,727521904563</text:p>
          </table:table-cell>
          <table:table-cell table:formula="of:=AVERAGE([.E5];[.E14];[.E23];[.E32];[.E41])" office:value-type="float" office:value="8000" calcext:value-type="float">
            <text:p>8000</text:p>
          </table:table-cell>
          <table:table-cell table:formula="of:=AVERAGE([.F5];[.F14];[.F23];[.F32];[.F41])" office:value-type="float" office:value="22.9810532033673" calcext:value-type="float">
            <text:p>22,9810532033673</text:p>
          </table:table-cell>
          <table:table-cell table:formula="of:=AVERAGE([.G5];[.G14];[.G23];[.G32];[.G41])" office:value-type="float" office:value="8.20700244978488" calcext:value-type="float">
            <text:p>8,20700244978488</text:p>
          </table:table-cell>
          <table:table-cell table:formula="of:=AVERAGE([.H5];[.H14];[.H23];[.H32];[.H41])" office:value-type="float" office:value="13.7983819503224" calcext:value-type="float">
            <text:p>13,7983819503224</text:p>
          </table:table-cell>
          <table:table-cell table:formula="of:=AVERAGE([.I5];[.I14];[.I23];[.I32];[.I41])" office:value-type="float" office:value="8000" calcext:value-type="float">
            <text:p>8000</text:p>
          </table:table-cell>
          <table:table-cell table:formula="of:=AVERAGE([.J5];[.J14];[.J23];[.J32];[.J41])" office:value-type="float" office:value="0.236436806094905" calcext:value-type="float">
            <text:p>0,236436806094905</text:p>
          </table:table-cell>
          <table:table-cell table:formula="of:=AVERAGE([.K5];[.K14];[.K23];[.K32];[.K41])" office:value-type="float" office:value="0" calcext:value-type="float">
            <text:p>0</text:p>
          </table:table-cell>
          <table:table-cell table:formula="of:=AVERAGE([.L5];[.L14];[.L23];[.L32];[.L41])" office:value-type="float" office:value="0.0635655825040229" calcext:value-type="float">
            <text:p>0,063565582504023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table:formula="of:=AVERAGE([.B6];[.B15];[.B24];[.B33];[.B42])" office:value-type="float" office:value="2267.70505419487" calcext:value-type="float">
            <text:p>2267,70505419487</text:p>
          </table:table-cell>
          <table:table-cell table:formula="of:=AVERAGE([.C6];[.C15];[.C24];[.C33];[.C42])" office:value-type="float" office:value="2702.90043150387" calcext:value-type="float">
            <text:p>2702,90043150387</text:p>
          </table:table-cell>
          <table:table-cell table:formula="of:=AVERAGE([.D6];[.D15];[.D24];[.D33];[.D42])" office:value-type="float" office:value="1086.64466021814" calcext:value-type="float">
            <text:p>1086,64466021814</text:p>
          </table:table-cell>
          <table:table-cell table:formula="of:=AVERAGE([.E6];[.E15];[.E24];[.E33];[.E42])" office:value-type="float" office:value="16000" calcext:value-type="float">
            <text:p>16000</text:p>
          </table:table-cell>
          <table:table-cell table:formula="of:=AVERAGE([.F6];[.F15];[.F24];[.F33];[.F42])" office:value-type="float" office:value="16.6865976635724" calcext:value-type="float">
            <text:p>16,6865976635724</text:p>
          </table:table-cell>
          <table:table-cell table:formula="of:=AVERAGE([.G6];[.G15];[.G24];[.G33];[.G42])" office:value-type="float" office:value="14.3389428649848" calcext:value-type="float">
            <text:p>14,3389428649848</text:p>
          </table:table-cell>
          <table:table-cell table:formula="of:=AVERAGE([.H6];[.H15];[.H24];[.H33];[.H42])" office:value-type="float" office:value="19.9432750171245" calcext:value-type="float">
            <text:p>19,9432750171245</text:p>
          </table:table-cell>
          <table:table-cell table:formula="of:=AVERAGE([.I6];[.I15];[.I24];[.I33];[.I42])" office:value-type="float" office:value="16000" calcext:value-type="float">
            <text:p>16000</text:p>
          </table:table-cell>
          <table:table-cell table:formula="of:=AVERAGE([.J6];[.J15];[.J24];[.J33];[.J42])" office:value-type="float" office:value="0.185576363582964" calcext:value-type="float">
            <text:p>0,185576363582964</text:p>
          </table:table-cell>
          <table:table-cell table:formula="of:=AVERAGE([.K6];[.K15];[.K24];[.K33];[.K42])" office:value-type="float" office:value="0.0319832679046779" calcext:value-type="float">
            <text:p>0,031983267904678</text:p>
          </table:table-cell>
          <table:table-cell table:formula="of:=AVERAGE([.L6];[.L15];[.L24];[.L33];[.L42])" office:value-type="float" office:value="0.370634571695938" calcext:value-type="float">
            <text:p>0,370634571695938</text:p>
          </table:table-cell>
        </table:table-row>
        <table:table-row table:style-name="ro1">
          <table:table-cell office:value-type="string" calcext:value-type="string">
            <text:p>Latencies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0">00.00.0000</text:date>, <text:time style:data-style-name="N2" text:time-value="14:30:54.66725644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1T17:43:31.327111218</meta:creation-date>
    <dc:date>2020-10-20T14:31:01.721399260</dc:date>
    <meta:editing-duration>PT23H47M40S</meta:editing-duration>
    <meta:editing-cycles>18</meta:editing-cycles>
    <meta:generator>LibreOffice/6.0.7.3$Linux_X86_64 LibreOffice_project/00m0$Build-3</meta:generator>
    <meta:document-statistic meta:table-count="1" meta:cell-count="456" meta:object-count="0"/>
  </office:meta>
</office:document-meta>
</file>